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6.41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6.216cm"/>
    </style:style>
    <style:style style:name="co6" style:family="table-column">
      <style:table-column-properties fo:break-before="auto" style:column-width="15.318cm"/>
    </style:style>
    <style:style style:name="co7" style:family="table-column">
      <style:table-column-properties fo:break-before="auto" style:column-width="6.9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Times New Roman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taples</text:p>
          </table:table-cell>
          <table:table-cell office:value-type="string">
            <text:p>walmart</text:p>
          </table:table-cell>
          <table:table-cell office:value-type="string">
            <text:p>axuaxu</text:p>
          </table:table-cell>
          <table:table-cell office:value-type="string">
            <text:p>H***###$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anadapost</text:p>
          </table:table-cell>
          <table:table-cell office:value-type="string">
            <text:p>axu0110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2">
          <table:table-cell table:number-columns-repeated="4"/>
          <table:table-cell table:style-name="ce2" office:value-type="string">
            <text:p>PO BOX 99900 FG 070 549RPO ROYMONTREAL QC H2W 0A4 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http://www.firstcorp.ca/savard/36.html 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ttp://shaughn.ca/en/plans-prices/?t=studio-en&amp;f=all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http://www.plazastjacques.ca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www.plazadorval.ca  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Lmisuites.com 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>
            <text:p>www.bookitmontreal.com 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WWW.IMMOMORIN.COM 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www.plazadorval.ca 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>
            <text:p>Fully Furnished Studio $1100/month. </text:p>
          </table:table-cell>
          <table:table-cell/>
        </table:table-row>
        <table:table-row table:style-name="ro3">
          <table:table-cell table:number-columns-repeated="5"/>
          <table:table-cell table:style-name="ce2" office:value-type="string">
            <text:p>Located on the Plateau, at the hub of a multitude of neighborhood amenities  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514 553 9128 Katherine English 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514 293 3584 French 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ttps://www.ragq.com/furnished_apartments.aspx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ttp://www.louer.com/montreal-downtown+apartments-for-rent/extras-furnished-rentals/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montrealfurnished.com 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classifieds.montrealgazette.com/montreal/property-for-rent/search?p=3</text:p>
          </table:table-cell>
          <table:table-cell table:number-columns-repeated="3"/>
          <table:table-cell table:style-name="ce2" office:value-type="string">
            <text:p>montrealfurnished.com </text:p>
          </table:table-cell>
          <table:table-cell/>
        </table:table-row>
        <table:table-row table:style-name="ro1">
          <table:table-cell/>
          <table:table-cell office:value-type="string">
            <text:p>ragq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www.zapls.com/</text:p>
          </table:table-cell>
          <table:table-cell table:number-columns-repeated="3"/>
          <table:table-cell office:value-type="string">
            <text:p>http://mont-rose.ca/en/apartments-for-monthly-rental/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ttp://montrealfurnishedsuites.com/portfolio-item/clark-oasis/</text:p>
          </table:table-cell>
          <table:table-cell/>
        </table:table-row>
        <table:table-row table:style-name="ro1">
          <table:table-cell/>
          <table:table-cell office:value-type="string">
            <text:p>Federal-realestate.co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prent.com</text:p>
          </table:table-cell>
          <table:table-cell table:number-columns-repeated="3"/>
          <table:table-cell office:value-type="string">
            <text:p>http://www.montrealstays.com/available-properties/?roomcategory=s</text:p>
          </table:table-cell>
          <table:table-cell/>
        </table:table-row>
        <table:table-row table:style-name="ro1">
          <table:table-cell/>
          <table:table-cell office:value-type="string">
            <text:p>montrealliving.inf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>
            <text:p>montrealmeuble.com 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/>
          <table:table-cell office:value-type="string">
            <text:p>caprent.co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lotapparts.com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http://www.gesthab.ca/index.htm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http://www.rentalmontreal.com/search.aspx?r=&amp;s=&amp;f=&amp;b=&amp;b2=&amp;pmin=&amp;pmax=&amp;type=&amp;p=9</text:p>
          </table:table-cell>
          <table:table-cell/>
        </table:table-row>
        <table:table-row table:style-name="ro1">
          <table:table-cell/>
          <table:table-cell office:value-type="string">
            <text:p>http://www.bei.umontreal.ca/english/mtl_logement.ht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www.studioshotel.ca/index.php?lang=en&amp;d=h</text:p>
          </table:table-cell>
          <table:table-cell table:number-columns-repeated="3"/>
          <table:table-cell office:value-type="string">
            <text:p>montrealliving.info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http://www.residences-etu.ca/tarifs.php?lang=en&amp;d=t</text:p>
          </table:table-cell>
          <table:table-cell table:number-columns-repeated="3"/>
          <table:table-cell office:value-type="string">
            <text:p>shdm.org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federal-realestate.com/</text:p>
          </table:table-cell>
          <table:table-cell table:number-columns-repeated="3"/>
          <table:table-cell office:value-type="string">
            <text:p>trouveunappart.com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www.pwscanada.ca/rental-apartments-ads/</text:p>
          </table:table-cell>
          <table:table-cell table:number-columns-repeated="3"/>
          <table:table-cell office:value-type="string">
            <text:p>http://www.moremontreal.com/apartments-for-rent/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ttp://www.moremontreal.com</text:p>
          </table:table-cell>
          <table:table-cell/>
        </table:table-row>
        <table:table-row table:style-name="ro1">
          <table:table-cell/>
          <table:table-cell office:value-type="string">
            <text:p>https://www.zapls.com/montreal_apartment_listing.php?UID=11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https://hawkgestion.managebuilding.com/Resident/PublicPages/ApartmentSearch.asp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www.7110deladeviniere.ca/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1" office:value-type="string">
            <text:p>www.1570st-timothee.ca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table:style-name="ce2" office:value-type="string">
            <text:p>www.logementmtl.com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4">
          <table:table-cell/>
          <table:table-cell table:style-name="ce2" office:value-type="string">
            <text:p>www.montrealocationapartment.ca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s://www.livingin.city/flood-victim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2" office:value-type="string">
            <text:p>www.chezvousmontreal.ca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www.immova.ca/site_locataire/412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://www.federal-realestate.com/building.php?l=e&amp;b=368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http://www.oxfordresidential.ca/rental-properties/property/lacit%C3%A9-apartment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https://www.udemy.com/aws-certified-associate-architect-developer-sysops-admin/</text:p>
          </table:table-cell>
          <table:table-cell table:number-columns-repeated="5"/>
        </table:table-row>
      </table:table>
      <table:table table:name="montreal info" table:style-name="ta1" table:print="false">
        <table:table-column table:style-name="co1" table:default-cell-style-name="Default"/>
        <table:table-column table:style-name="co1" table:visibility="collapse" table:default-cell-style-name="Default"/>
        <table:table-column table:style-name="co4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5" table:number-rows-repeated="6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>
            <text:p>Goyer 2 1/2</text:p>
          </table:table-cell>
          <table:table-cell table:style-name="ce2" office:value-type="string">
            <text:p>450 $ / month </text:p>
          </table:table-cell>
          <table:table-cell table:style-name="ce5" office:value-type="string">
            <text:p>52 m²</text:p>
          </table:table-cell>
          <table:table-cell table:style-name="ce2" office:value-type="string">
            <text:p>Unfurnished </text:p>
          </table:table-cell>
          <table:table-cell table:style-name="ce2" office:value-type="string">
            <text:p>3270 Goyer, Montreal</text:p>
          </table:table-cell>
          <table:table-cell table:style-name="ce2" office:value-type="string">
            <text:p>For more information contact Leah or Victor at <text:a xlink:href="tel:5143426374">514-342-6374</text:a> or <text:a xlink:href="mailto:goyer@montrealliving.info?subject=Goyer%202%201/2%20property%20question">goyer@montrealliving.info</text:a> </text:p>
          </table:table-cell>
        </table:table-row>
        <table:table-row table:style-name="ro5">
          <table:table-cell table:number-columns-repeated="6"/>
          <table:table-cell table:style-name="ce2" office:value-type="string">
            <text:p>H3S 2T6 Montréa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>
            <text:p>Linton Studio All Furnished</text:p>
          </table:table-cell>
          <table:table-cell table:style-name="ce2" office:value-type="string">
            <text:p>700 $ / month </text:p>
          </table:table-cell>
          <table:table-cell table:style-name="ce5" office:value-type="string">
            <text:p>85 m² </text:p>
          </table:table-cell>
          <table:table-cell table:style-name="ce2" office:value-type="string">
            <text:p>Furnished </text:p>
          </table:table-cell>
          <table:table-cell table:style-name="ce9" office:value-type="string">
            <text:p>3400 Linton, Montreal</text:p>
          </table:table-cell>
          <table:table-cell table:style-name="ce2" office:value-type="string">
            <text:p>or more information contact André at <text:a xlink:href="tel:4383863400">438-386-3400</text:a> or <text:a xlink:href="mailto:linton@montrealliving.info?subject=Linton%203%201/2%20property%20question">linton@montrealliving.info</text:a> </text:p>
          </table:table-cell>
        </table:table-row>
        <table:table-row table:style-name="ro5">
          <table:table-cell table:number-columns-repeated="6"/>
          <table:table-cell table:style-name="ce2" office:value-type="string">
            <text:p>H3S 1T2 Montréal </text:p>
          </table:table-cell>
          <table:table-cell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2"/>
          <table:table-cell table:style-name="ce5" office:value-type="string">
            <text:p><text:a xlink:href="http://federal-realestate.com/building.php?l=e&amp;b=3565">3565 AVENUE LORNE VACANCIES</text:a> </text:p>
          </table:table-cell>
          <table:table-cell table:style-name="ce6" office:value-type="currency" office:currency="CAD" office:value="595">
            <text:p>$595.00</text:p>
          </table:table-cell>
          <table:table-cell table:number-columns-repeated="2"/>
          <table:table-cell table:style-name="ce2" office:value-type="string">
            <text:p><text:a xlink:href="http://federal-realestate.com/building.php?l=e&amp;b=3565">3565 AVENUE LORNE VACANCIES</text:a> </text:p>
          </table:table-cell>
          <table:table-cell table:style-name="ce2" office:value-type="string">
            <text:p><text:a xlink:href="tel:1-514-282-9383">1-514-282-9383</text:a> <text:s text:c="2"/><text:a xlink:href="mail:info@federal-realestate.com">info@federal-realestate.com</text:a> <text:s/>3440 Durocher street</text:p>
          </table:table-cell>
        </table:table-row>
        <table:table-row table:style-name="ro5">
          <table:table-cell table:number-columns-repeated="3"/>
          <table:table-cell table:style-name="ce6" office:value-type="currency" office:currency="CAD" office:value="620">
            <text:p>$620.00</text:p>
          </table:table-cell>
          <table:table-cell table:number-columns-repeated="2"/>
          <table:table-cell table:style-name="ce2" office:value-type="string">
            <text:p><text:a xlink:href="http://federal-realestate.com/building.php?l=e&amp;b=1225">1225 RUE MACKAY VACANCIES</text:a> </text:p>
          </table:table-cell>
          <table:table-cell table:style-name="ce2" office:value-type="string">
            <text:p><text:a xlink:href="tel:1-514-878-0006">1-514-878-0006</text:a> <text:s text:c="2"/><text:a xlink:href="mail:info@federal-realestate.com">info@federal-realestate.com</text:a></text:p>
          </table:table-cell>
        </table:table-row>
        <table:table-row table:style-name="ro5">
          <table:table-cell table:number-columns-repeated="3"/>
          <table:table-cell table:style-name="ce6" office:value-type="currency" office:currency="CAD" office:value="585">
            <text:p>$585.00</text:p>
          </table:table-cell>
          <table:table-cell table:number-columns-repeated="2"/>
          <table:table-cell table:style-name="ce2" office:value-type="string">
            <text:p><text:a xlink:href="http://federal-realestate.com/building.php?l=e&amp;b=3687">3687 RUE CLARK VACANCIES</text:a> </text:p>
          </table:table-cell>
          <table:table-cell table:style-name="ce2" office:value-type="string">
            <text:p><text:a xlink:href="tel:1-514-799-0384">1-514-799-0384</text:a> <text:s/><text:a xlink:href="mail:info@federal-realestate.com">info@federal-realestate.com</text:a></text:p>
          </table:table-cell>
        </table:table-row>
        <table:table-row table:style-name="ro5">
          <table:table-cell table:number-columns-repeated="7"/>
          <table:table-cell table:style-name="ce2" office:value-type="string">
            <text:p> </text:p>
          </table:table-cell>
        </table:table-row>
        <table:table-row table:style-name="ro6">
          <table:table-cell table:number-columns-repeated="3"/>
          <table:table-cell table:style-name="ce7" office:value-type="string">
            <text:p>$725 </text:p>
          </table:table-cell>
          <table:table-cell table:number-columns-repeated="2"/>
          <table:table-cell table:style-name="ce2" office:value-type="string">
            <text:p>175 Sherbrooke Ouest, </text:p>
          </table:table-cell>
          <table:table-cell table:style-name="ce2"/>
        </table:table-row>
        <table:table-row table:style-name="ro5">
          <table:table-cell table:number-columns-repeated="8"/>
        </table:table-row>
        <table:table-row table:style-name="ro6">
          <table:table-cell table:number-columns-repeated="3"/>
          <table:table-cell table:style-name="ce8" office:value-type="currency" office:currency="CAD" office:value="850">
            <text:p>$850.00</text:p>
          </table:table-cell>
          <table:table-cell table:number-columns-repeated="2"/>
          <table:table-cell table:style-name="ce2" office:value-type="string">
            <text:p>5574 Basile Patenaude </text:p>
          </table:table-cell>
          <table:table-cell/>
        </table:table-row>
        <table:table-row table:style-name="ro6">
          <table:table-cell table:number-columns-repeated="3"/>
          <table:table-cell table:style-name="ce8" office:value-type="currency" office:currency="CAD" office:value="645">
            <text:p>$645.00</text:p>
          </table:table-cell>
          <table:table-cell table:number-columns-repeated="2"/>
          <table:table-cell table:style-name="ce2" office:value-type="string">
            <text:p>4630 Rue Marquette 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5">
          <table:table-cell table:number-columns-repeated="3"/>
          <table:table-cell table:style-name="ce2" office:value-type="string">
            <text:p>3.5 $595-$845 </text:p>
          </table:table-cell>
          <table:table-cell table:number-columns-repeated="2"/>
          <table:table-cell table:style-name="ce2" office:value-type="string">
            <text:p>4220 BREBEUF  </text:p>
          </table:table-cell>
          <table:table-cell table:style-name="ce2" office:value-type="string">
            <text:p>514-962-7779 </text:p>
          </table:table-cell>
        </table:table-row>
        <table:table-row table:style-name="ro5" table:number-rows-repeated="1048552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column table:style-name="co7" table:default-cell-style-name="Default"/>
        <table:table-row table:style-name="ro1" table:number-rows-repeated="15">
          <table:table-cell table:number-columns-repeated="6"/>
        </table:table-row>
        <table:table-row table:style-name="ro7">
          <table:table-cell table:number-columns-repeated="5"/>
          <table:table-cell office:value-type="string">
            <text:p>3495 st dominique,montreal,qc</text:p>
          </table:table-cell>
        </table:table-row>
        <table:table-row table:style-name="ro7">
          <table:table-cell table:number-columns-repeated="5"/>
          <table:table-cell office:value-type="string">
            <text:p>3565 AVENUE LORNE ,montreal,qc</text:p>
          </table:table-cell>
        </table:table-row>
        <table:table-row table:style-name="ro7">
          <table:table-cell table:number-columns-repeated="5"/>
          <table:table-cell office:value-type="string">
            <text:p>1225 RUE MACKAY,montreal,qc</text:p>
          </table:table-cell>
        </table:table-row>
        <table:table-row table:style-name="ro7">
          <table:table-cell table:number-columns-repeated="5"/>
          <table:table-cell office:value-type="string">
            <text:p>3687 RUE CLARK,montreal,q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2017-07-06</text:date>, <text:time>23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7:59:20.60</meta:creation-date>
    <meta:generator>OpenOffice/4.1.3$Win32 OpenOffice.org_project/413m1$Build-9783</meta:generator>
    <dc:date>2017-07-06T23:14:21.86</dc:date>
    <meta:editing-duration>P1DT9H48M15S</meta:editing-duration>
    <meta:editing-cycles>58</meta:editing-cycles>
    <meta:document-statistic meta:table-count="3" meta:cell-count="98" meta:object-count="0"/>
  </office:meta>
</office:document-meta>
</file>